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terminad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2-12-24T08:35:08.503339634</meta:creation-date>
    <meta:document-statistic meta:object-count="0"/>
    <meta:generator>LibreOffice/7.3.7.2$Linux_X86_64 LibreOffice_project/30$Build-2</meta:generator>
  </office:meta>
</office:document-meta>
</file>